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Fonts/Font_Lohit_Devanagari_2.ttf" manifest:media-type="application/x-font-ttf"/>
  <manifest:file-entry manifest:full-path="Fonts/Font_Lohit_Devanagari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702cm" fo:margin-left="-0.191cm" fo:margin-top="0cm" fo:margin-bottom="0cm" table:align="left" style:writing-mode="lr-tb"/>
    </style:style>
    <style:style style:name="Таблица1.A" style:family="table-column">
      <style:table-column-properties style:column-width="1.997cm"/>
    </style:style>
    <style:style style:name="Таблица1.B" style:family="table-column">
      <style:table-column-properties style:column-width="5.484cm"/>
    </style:style>
    <style:style style:name="Таблица1.C" style:family="table-column">
      <style:table-column-properties style:column-width="10.222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2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4" style:family="paragraph" style:parent-style-name="Заголовок_20_1_20_титул">
      <style:text-properties officeooo:rsid="0039bf97" officeooo:paragraph-rsid="00328e42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7" style:family="paragraph" style:parent-style-name="Заголовок_20_2_20_титул">
      <style:text-properties officeooo:rsid="005b5a21" officeooo:paragraph-rsid="005b5a21"/>
    </style:style>
    <style:style style:name="P18" style:family="paragraph" style:parent-style-name="Standard">
      <style:text-properties officeooo:rsid="005f2da5" officeooo:paragraph-rsid="005f2da5"/>
    </style:style>
    <style:style style:name="P19" style:family="paragraph" style:parent-style-name="Text_20_body">
      <style:text-properties officeooo:rsid="005f2da5" officeooo:paragraph-rsid="005f2da5"/>
    </style:style>
    <style:style style:name="P20" style:family="paragraph" style:parent-style-name="Standard">
      <style:paragraph-properties fo:text-align="start" style:justify-single-word="false">
        <style:tab-stops/>
      </style:paragraph-properties>
    </style:style>
    <style:style style:name="P21" style:family="paragraph" style:parent-style-name="Text_20_body">
      <loext:graphic-properties draw:fill="solid" draw:fill-color="#0d1117" draw:opacity="100%"/>
      <style:paragraph-properties ch2_options="{'Style': 'github-dark', 'Language': 'C++', 'UseCharStyles': 0, 'LineNumberRatio': 100, 'LineNumberStart': 1, 'MasterCharStyle': '', 'ShowLineNumbers': 1, 'ColourizeBackground': 1, 'LineNumberSeparator': '  ', 'LineNumberPaddingSymbol': '', 'StoreOptionsWithSnippet': 1}" fo:background-color="#0d1117"/>
      <style:text-properties fo:color="#e6edf3" loext:opacity="100%" style:font-name="Source Code Pro Semibold" fo:font-size="10pt" fo:language="zxx" fo:country="none" fo:font-style="normal" style:text-underline-style="none" fo:font-weight="normal" officeooo:paragraph-rsid="0060799e" fo:background-color="transparent" style:font-size-asian="10pt" style:font-size-complex="10pt"/>
    </style:style>
    <style:style style:name="P22" style:family="paragraph" style:parent-style-name="Standard">
      <style:text-properties officeooo:paragraph-rsid="005f2da5"/>
    </style:style>
    <style:style style:name="P23" style:family="paragraph" style:parent-style-name="Table">
      <style:paragraph-properties fo:keep-with-next="always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loext:padding="0cm" loext:border="none"/>
    </style:style>
    <style:style style:name="P25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loext:padding="0cm" loext:border="none"/>
    </style:style>
    <style:style style:name="P26" style:family="paragraph" style:parent-style-name="Text_20_body">
      <loext:graphic-properties draw:fill="solid" draw:fill-color="#0d1117" draw:opacity="100%"/>
      <style:paragraph-properties ch2_options="{'Style': 'github-dark', 'Language': 'C++', 'UseCharStyles': 0, 'LineNumberRatio': 100, 'LineNumberStart': 1, 'MasterCharStyle': '', 'ShowLineNumbers': 1, 'ColourizeBackground': 1, 'LineNumberSeparator': '  ', 'LineNumberPaddingSymbol': '', 'StoreOptionsWithSnippet': 1}" fo:background-color="#0d1117"/>
      <style:text-properties style:use-window-font-color="true" loext:opacity="0%" style:font-name="Source Code Pro Semibold" fo:font-size="10pt" fo:language="zxx" fo:country="none" fo:font-style="normal" style:text-underline-style="none" fo:font-weight="normal" officeooo:paragraph-rsid="0060799e" fo:background-color="transparent" style:font-size-asian="10pt" style:font-size-complex="10pt"/>
    </style:style>
    <style:style style:name="P27" style:family="paragraph" style:parent-style-name="Text_20_body">
      <loext:graphic-properties draw:fill="solid" draw:fill-color="#0d1117" draw:opacity="100%"/>
      <style:paragraph-properties ch2_options="{'Style': 'github-dark', 'Language': 'C++', 'UseCharStyles': 0, 'LineNumberRatio': 100, 'LineNumberStart': 1, 'MasterCharStyle': '', 'ShowLineNumbers': 1, 'ColourizeBackground': 1, 'LineNumberSeparator': '  ', 'LineNumberPaddingSymbol': '', 'StoreOptionsWithSnippet': 1}" fo:background-color="#0d1117"/>
      <style:text-properties fo:color="#8b949e" loext:opacity="100%" style:font-name="Source Code Pro Semibold" fo:font-size="10pt" fo:language="zxx" fo:country="none" fo:font-style="italic" style:text-underline-style="none" fo:font-weight="normal" officeooo:paragraph-rsid="0060799e" fo:background-color="transparent" style:font-size-asian="10pt" style:font-size-complex="10pt"/>
    </style:style>
    <style:style style:name="P28" style:family="paragraph" style:parent-style-name="Text_20_body">
      <loext:graphic-properties draw:fill="solid" draw:fill-color="#0d1117" draw:opacity="100%"/>
      <style:paragraph-properties ch2_options="{'Style': 'github-dark', 'Language': 'C++', 'UseCharStyles': 0, 'LineNumberRatio': 100, 'LineNumberStart': 1, 'MasterCharStyle': '', 'ShowLineNumbers': 1, 'ColourizeBackground': 1, 'LineNumberSeparator': '  ', 'LineNumberPaddingSymbol': '', 'StoreOptionsWithSnippet': 1}" fo:background-color="#0d1117"/>
      <style:text-properties fo:color="#8b949e" loext:opacity="100%" style:font-name="Source Code Pro Semibold" fo:font-size="10pt" fo:language="zxx" fo:country="none" fo:font-style="normal" style:text-underline-style="none" fo:font-weight="normal" officeooo:paragraph-rsid="0060799e" fo:background-color="transparent" style:font-size-asian="10pt" style:font-size-complex="10pt"/>
    </style:style>
    <style:style style:name="P29" style:family="paragraph" style:parent-style-name="Heading_20_1">
      <style:text-properties officeooo:rsid="00647d02" officeooo:paragraph-rsid="00647d02"/>
    </style:style>
    <style:style style:name="P3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/>
    </style:style>
    <style:style style:name="P31" style:family="paragraph" style:parent-style-name="Heading_20_2">
      <style:paragraph-properties ch2_options="{'Style': 'github-dark', 'Language': 'C++', 'UseCharStyles': 0, 'LineNumberRatio': 100, 'LineNumberStart': 1, 'MasterCharStyle': '', 'ShowLineNumbers': 1, 'ColourizeBackground': 1, 'LineNumberSeparator': '  ', 'LineNumberPaddingSymbol': '', 'StoreOptionsWithSnippet': 1}"/>
      <style:text-properties fo:color="#e6edf3" loext:opacity="100%" style:font-name="Source Code Pro Semibold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32" style:family="paragraph" style:parent-style-name="Heading_20_2" style:master-page-name="Landscape">
      <style:paragraph-properties style:page-number="auto"/>
    </style:style>
    <style:style style:name="P33" style:family="paragraph" style:parent-style-name="Heading_20_2" style:master-page-name="Standard">
      <style:paragraph-properties style:page-number="auto"/>
      <style:text-properties officeooo:paragraph-rsid="0060799e"/>
    </style:style>
    <style:style style:name="P34" style:family="paragraph" style:parent-style-name="Heading_20_2">
      <style:text-properties officeooo:paragraph-rsid="00647d02"/>
    </style:style>
    <style:style style:name="P35" style:family="paragraph" style:parent-style-name="List_20_Paragraph" style:list-style-name="WWNum7">
      <style:paragraph-properties fo:margin-top="0cm" fo:margin-bottom="0cm" style:contextual-spacing="true" fo:text-align="justify" style:justify-single-word="false"/>
      <style:text-properties officeooo:paragraph-rsid="00647d02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5f2da5" officeooo:paragraph-rsid="005f2da5" style:font-weight-asian="bold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8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officeooo:paragraph-rsid="00647d02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647d02"/>
    </style:style>
    <style:style style:name="P40" style:family="paragraph" style:parent-style-name="Standard">
      <style:paragraph-properties fo:margin-top="0cm" fo:margin-bottom="0cm" style:contextual-spacing="false"/>
      <style:text-properties officeooo:paragraph-rsid="00647d02"/>
    </style:style>
    <style:style style:name="P4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42" style:family="paragraph" style:parent-style-name="Text_20_body" style:list-style-name="WWNum1"/>
    <style:style style:name="P43" style:family="paragraph" style:parent-style-name="Text_20_body" style:list-style-name="WWNum2"/>
    <style:style style:name="P44" style:family="paragraph" style:parent-style-name="Text_20_body" style:list-style-name="L1">
      <style:text-properties officeooo:rsid="00612ad1" officeooo:paragraph-rsid="00612ad1"/>
    </style:style>
    <style:style style:name="P45" style:family="paragraph" style:parent-style-name="Text_20_body" style:list-style-name="L1">
      <style:text-properties officeooo:rsid="005f2da5" officeooo:paragraph-rsid="005f2da5"/>
    </style:style>
    <style:style style:name="P46" style:family="paragraph" style:parent-style-name="Text_20_body" style:list-style-name="L1">
      <style:text-properties officeooo:rsid="005f2da5" officeooo:paragraph-rsid="00612ad1"/>
    </style:style>
    <style:style style:name="P47" style:family="paragraph" style:parent-style-name="Text_20_body" style:list-style-name="L1">
      <style:text-properties officeooo:rsid="0060799e" officeooo:paragraph-rsid="0060799e"/>
    </style:style>
    <style:style style:name="P48" style:family="paragraph" style:parent-style-name="Text_20_body">
      <style:paragraph-properties fo:text-align="start" style:justify-single-word="false"/>
    </style:style>
    <style:style style:name="P49" style:family="paragraph" style:parent-style-name="Text_20_body" style:list-style-name="WWNum4">
      <style:paragraph-properties fo:text-align="start" style:justify-single-word="false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9bf97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fo:font-weight="bold" style:language-asian="ru" style:country-asian="RU" style:font-weight-asian="bold"/>
    </style:style>
    <style:style style:name="T10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officeooo:rsid="005b5a21"/>
    </style:style>
    <style:style style:name="T13" style:family="text">
      <style:text-properties officeooo:rsid="005c4ead"/>
    </style:style>
    <style:style style:name="T14" style:family="text">
      <style:text-properties officeooo:rsid="005d5df6"/>
    </style:style>
    <style:style style:name="T15" style:family="text">
      <style:text-properties officeooo:rsid="005f2da5"/>
    </style:style>
    <style:style style:name="T16" style:family="text">
      <style:text-properties officeooo:rsid="0060799e"/>
    </style:style>
    <style:style style:name="T17" style:family="text">
      <style:text-properties fo:color="#8b949e" loext:opacity="100%"/>
    </style:style>
    <style:style style:name="T18" style:family="text">
      <style:text-properties fo:color="#8b949e" loext:opacity="100%" fo:font-style="italic"/>
    </style:style>
    <style:style style:name="T19" style:family="text">
      <style:text-properties fo:color="#8b949e" loext:opacity="100%" fo:font-style="italic" fo:font-weight="bold"/>
    </style:style>
    <style:style style:name="T20" style:family="text">
      <style:text-properties fo:color="#e6edf3" loext:opacity="100%"/>
    </style:style>
    <style:style style:name="T21" style:family="text">
      <style:text-properties fo:color="#6e7681" loext:opacity="100%"/>
    </style:style>
    <style:style style:name="T22" style:family="text">
      <style:text-properties fo:color="#ff7b72" loext:opacity="100%"/>
    </style:style>
    <style:style style:name="T23" style:family="text">
      <style:text-properties fo:color="#ff7b72" loext:opacity="100%" fo:font-weight="bold"/>
    </style:style>
    <style:style style:name="T24" style:family="text">
      <style:text-properties fo:color="#d2a8ff" loext:opacity="100%" fo:font-weight="bold"/>
    </style:style>
    <style:style style:name="T25" style:family="text">
      <style:text-properties fo:color="#a5d6ff" loext:opacity="100%"/>
    </style:style>
    <style:style style:name="T26" style:family="text">
      <style:text-properties fo:color="#79c0ff" loext:opacity="100%"/>
    </style:style>
    <style:style style:name="T27" style:family="text">
      <style:text-properties officeooo:rsid="00612ad1"/>
    </style:style>
    <style:style style:name="T28" style:family="text">
      <style:text-properties officeooo:rsid="0062fc6c"/>
    </style:style>
    <style:style style:name="T29" style:family="text">
      <style:text-properties officeooo:rsid="00647d02"/>
    </style:style>
    <style:style style:name="T30" style:family="text">
      <style:text-properties style:language-asian="ru" style:country-asian="RU"/>
    </style:style>
    <style:style style:name="T31" style:family="text">
      <style:text-properties fo:language="en" fo:country="US" style:language-asian="ru" style:country-asian="RU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1">Министерство образования, науки и молодежной политики</text:p>
      <text:p text:style-name="P7">Краснодарского <text:s/>края</text:p>
      <text:p text:style-name="P12">Государственное бюджетное профессиональное образовательное учреждение Краснодарского края «Ейский полипрофильный колледж»</text:p>
      <text:p text:style-name="P16"><text:span text:style-name="Emphasis"/></text:p>
      <text:p text:style-name="P2"/>
      <text:p text:style-name="P2"/>
      <text:p text:style-name="P3"><text:span text:style-name="T29">Разработка</text:span> программных модулей</text:p>
      <text:p text:style-name="P14">ЛАБОРАТОРНАЯ РАБОТА №<text:span text:style-name="T14">3</text:span></text:p>
      <text:p text:style-name="P17">по теме:</text:p>
      <text:h text:style-name="P29" text:outline-level="1">Работа с типом данных структура</text:h>
      <text:p text:style-name="Заголовок_20_2_20_титул"/>
      <text:p text:style-name="P9"><text:span text:style-name="T7">Выполн</text:span><text:span text:style-name="T8">ил:</text:span><text:span text:style-name="T4"> </text:span></text:p>
      <text:p text:style-name="P9"><text:span text:style-name="T5">студент ЕПК,</text:span> <text:span text:style-name="T5">группа</text:span> </text:p>
      <text:p text:style-name="P11">ФИО</text:p>
      <text:p text:style-name="P10"/>
      <text:p text:style-name="P15"><text:span text:style-name="T5">Проверил</text:span>:</text:p>
      <text:p text:style-name="P8"><text:span text:style-name="T5">преподаватель </text:span><text:span text:style-name="T12">курса</text:span></text:p>
      <text:p text:style-name="P13">Фомин А. Т.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Ейск <text:span text:style-name="Emphasis"><text:span text:style-name="T2">20</text:span></text:span><text:span text:style-name="Emphasis"><text:span text:style-name="T3">23</text:span></text:span></text:p>
      <text:p text:style-name="P38" loext:marker-style-name="T9"><text:span text:style-name="T9">Задание</text:span></text:p>
      <text:p text:style-name="P39" loext:marker-style-name="T30"><text:span text:style-name="T30">Создать консольное приложение на языке </text:span><text:span text:style-name="T31">C</text:span><text:span text:style-name="T30"># в соответствии со следующими требованиями:</text:span></text:p>
      <text:list text:style-name="WWNum7">
        <text:list-item>
          <text:p text:style-name="P35" loext:marker-style-name="T30"><text:span text:style-name="T30">Поля структуры являются приватными.</text:span></text:p>
        </text:list-item>
        <text:list-item>
          <text:p text:style-name="P35" loext:marker-style-name="T30"><text:span text:style-name="T30">Создать в структуре конструктор с параметрами. Имена параметров конструктора должны совпадать с именами полей структуры.</text:span></text:p>
        </text:list-item>
        <text:list-item>
          <text:p text:style-name="P35" loext:marker-style-name="T30"><text:span text:style-name="T30">Реализовать в структуре метод вывода приватных полей на экран.</text:span></text:p>
        </text:list-item>
        <text:list-item>
          <text:p text:style-name="P35" loext:marker-style-name="T30"><text:span text:style-name="T30">Реализовать в структуре решение задачи (вывод данных, соответствующих запросу) в виде метода.</text:span></text:p>
        </text:list-item>
        <text:list-item>
          <text:p text:style-name="P35" loext:marker-style-name="T30"><text:span text:style-name="T30">Объявить в методе </text:span><text:span text:style-name="T31">Main</text:span><text:span text:style-name="T30"> список (</text:span><text:span text:style-name="T31">List</text:span><text:span text:style-name="T30">) элементов структуры.</text:span></text:p>
        </text:list-item>
        <text:list-item>
          <text:p text:style-name="P35" loext:marker-style-name="T30"><text:span text:style-name="T30">Организовать ввод данных пользователем.</text:span> Данные вводятся с консоли по одной структуре за один раз и при вводе проверяются на допустимость (числа, даты и т.д.).</text:p>
        </text:list-item>
        <text:list-item>
          <text:p text:style-name="P35">Пользователь может чередовать ввод данных в список и вывод данных, соответствующих запросу.</text:p>
        </text:list-item>
      </text:list>
      <text:p text:style-name="P40"/>
      <text:h text:style-name="Heading_20_2" text:outline-level="2">Варианты заданий: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8">№ вар.</text:p>
          </table:table-cell>
          <table:table-cell table:style-name="Таблица1.A1" office:value-type="string">
            <text:p text:style-name="P48">Поля структуры</text:p>
          </table:table-cell>
          <table:table-cell table:style-name="Таблица1.A1" office:value-type="string">
            <text:p text:style-name="P48">Запрос</text:p>
          </table:table-cell>
        </table:table-row>
        <table:table-row table:style-name="Таблица1.1">
          <table:table-cell table:style-name="Таблица1.A1" office:value-type="string">
            <text:list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Модель авиалайнера</text:p>
            <text:p text:style-name="P48">Производитель</text:p>
            <text:p text:style-name="P48">Взлетный вес</text:p>
            <text:p text:style-name="P48">Кол-во пассажиров</text:p>
          </table:table-cell>
          <table:table-cell table:style-name="Таблица1.A1" office:value-type="string">
            <text:p text:style-name="P48">Вывести данные об авиалайнере с минимальным взлетным весом в пересчете на одного пассажира.</text:p>
            <text:p text:style-name="P48">Примечание: таких авиалайнеров может быть несколько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Наименование</text:p>
            <text:p text:style-name="P48">Цена</text:p>
            <text:p text:style-name="P48">Дата производства</text:p>
            <text:p text:style-name="P48">Срок годности в сутках</text:p>
            <text:p text:style-name="P48">Количество</text:p>
          </table:table-cell>
          <table:table-cell table:style-name="Таблица1.A1" office:value-type="string">
            <text:p text:style-name="P48">Вывести сведения о всех товарах и их общую стоимость, срок годности которых истечет не позднее следующих 2 суток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№ поезда</text:p>
            <text:p text:style-name="P48">Пункт отправления</text:p>
            <text:p text:style-name="P48">Дата и время отправления</text:p>
            <text:p text:style-name="P48">Дата и время прибытия</text:p>
          </table:table-cell>
          <table:table-cell table:style-name="Таблица1.A1" office:value-type="string">
            <text:p text:style-name="P48">Вывести данные о поезде с максимальным временем пребывания в пути.</text:p>
            <text:p text:style-name="P48">Примечание: таких поездов может быть несколько.</text:p>
          </table:table-cell>
        </table:table-row>
        <text:soft-page-break/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Название фильма</text:p>
            <text:p text:style-name="P48">Продолжительность в минутах</text:p>
            <text:p text:style-name="P48">Бюджет фильма</text:p>
          </table:table-cell>
          <table:table-cell table:style-name="Таблица1.A1" office:value-type="string">
            <text:p text:style-name="P48">Вывести данные о фильмах с самой дорогой и самой дешевой стоимостью производства одной минуты фильма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№ авиарейса</text:p>
            <text:p text:style-name="P48">Дата и время вылета</text:p>
            <text:p text:style-name="P48">Дата и время прилета</text:p>
            <text:p text:style-name="P48">Расстояние</text:p>
          </table:table-cell>
          <table:table-cell table:style-name="Таблица1.A1" office:value-type="string">
            <text:p text:style-name="P48">Вывести данные об авиарейсе с максимальной скоростью.</text:p>
            <text:p text:style-name="P48">Примечание: Допускается, что авиарейс начнется до полуночи, а завершится уже после полуночи.</text:p>
            <text:p text:style-name="P48">Примечание: таких авиарейсов может быть несколько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Футбольный клуб</text:p>
            <text:p text:style-name="P48">Количество игр</text:p>
            <text:p text:style-name="P48">Количество желтых карточек</text:p>
          </table:table-cell>
          <table:table-cell table:style-name="Таблица1.A1" office:value-type="string">
            <text:p text:style-name="P48">Вывести сведения о самом аккуратном и самом грубом футболистах (определяется по среднему кол-ву игр, приходящихся на одну полученную желтую карточку).</text:p>
            <text:p text:style-name="P48">Примечание: таких футболистов <text:bookmark text:name="_GoBack"/>может быть несколько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Название фильма</text:p>
            <text:p text:style-name="P48">Время начала сеанса</text:p>
            <text:p text:style-name="P48">Стоимость билета</text:p>
          </table:table-cell>
          <table:table-cell table:style-name="Таблица1.A1" office:value-type="string">
            <text:p text:style-name="P48">Вывести сведения о сеансах, начинающихся после 18:00 и стоимостью билета выше средней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Госномер</text:p>
            <text:p text:style-name="P48">Модель</text:p>
            <text:p text:style-name="P48">Год выпуска</text:p>
            <text:p text:style-name="P48">Дата регистрации</text:p>
          </table:table-cell>
          <table:table-cell table:style-name="Таблица1.A1" office:value-type="string">
            <text:p text:style-name="P48">Вывести сведения о машинах, произведенных до 2010 года и зарегистрированных менее года назад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Дата рождения</text:p>
            <text:p text:style-name="P48">Количество игр</text:p>
            <text:p text:style-name="P48">Количество желтых карточек</text:p>
          </table:table-cell>
          <table:table-cell table:style-name="Таблица1.A1" office:value-type="string">
            <text:p text:style-name="P48">Вывести сведения о футболистах старше 20-лет и получивших не более 1 желтой карточки за 10 игр.</text:p>
          </table:table-cell>
        </table:table-row>
        <text:soft-page-break/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Должность</text:p>
            <text:p text:style-name="P48">Дата подписания контракта</text:p>
            <text:p text:style-name="P48">Срок действия контракта</text:p>
          </table:table-cell>
          <table:table-cell table:style-name="Таблица1.A1" office:value-type="string">
            <text:p text:style-name="P48">Вывести сведения о работниках, подписавших контракт менее года назад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Госномер</text:p>
            <text:p text:style-name="P48">Тип (легковая, грузовая, автобус)</text:p>
            <text:p text:style-name="P48">Модель</text:p>
            <text:p text:style-name="P48">Дата прохождения техосмотра</text:p>
          </table:table-cell>
          <table:table-cell table:style-name="Таблица1.A1" office:value-type="string">
            <text:p text:style-name="P48">Вывести сведения о легковых машинах, прошедших техосмотр более года назад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Должность</text:p>
            <text:p text:style-name="P48">Дата приема на работу</text:p>
          </table:table-cell>
          <table:table-cell table:style-name="Таблица1.A1" office:value-type="string">
            <text:p text:style-name="P48">Определить средний стаж работы и вывести сведения о работниках, стаж которых выше среднего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Пол (М или Ж)</text:p>
            <text:p text:style-name="P48">Должность</text:p>
            <text:p text:style-name="P48">Дата рождения</text:p>
          </table:table-cell>
          <table:table-cell table:style-name="Таблица1.A1" office:value-type="string">
            <text:p text:style-name="P48">Вывести данные об инженерах пенсионного возраста (мужчинам больше 65-ти лет, женщинам больше 60)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Пол (М или Ж)</text:p>
            <text:p text:style-name="P48">Зарплата</text:p>
          </table:table-cell>
          <table:table-cell table:style-name="Таблица1.A1" office:value-type="string">
            <text:p text:style-name="P48">Вычислить средние зарплаты у мужчин и женщин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№ поезда</text:p>
            <text:p text:style-name="P48">Дата и время отправления</text:p>
            <text:p text:style-name="P48">Дата и время прибытия</text:p>
            <text:p text:style-name="P48">Расстояние</text:p>
          </table:table-cell>
          <table:table-cell table:style-name="Таблица1.A1" office:value-type="string">
            <text:p text:style-name="P48">Вывести среднюю скорость каждого поезда.</text:p>
            <text:p text:style-name="P48">Примечание: Допускается, что поезд может быть в пути более суток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Футбольный клуб</text:p>
            <text:p text:style-name="P48">Дата начала игры в футбол</text:p>
            <text:p text:style-name="P48">Дата окончания игры в футбол (может быть пустой)</text:p>
          </table:table-cell>
          <table:table-cell table:style-name="Таблица1.A1" office:value-type="string">
            <text:p text:style-name="P48">Вывести сведения о футболисте, у которого самая короткая карьера в футболе, и футболисте, у которого самая длинная карьера в футболе.</text:p>
            <text:p text:style-name="P48">Примечание: таких футболистов может быть несколько.</text:p>
          </table:table-cell>
        </table:table-row>
        <text:soft-page-break/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Должность</text:p>
            <text:p text:style-name="P48">Дата приема на работу</text:p>
            <text:p text:style-name="P48">Срок действия контракта (лет)</text:p>
          </table:table-cell>
          <table:table-cell table:style-name="Таблица1.A1" office:value-type="string">
            <text:p text:style-name="P48">Вывести сведения о работниках, срок действия контракта которых истекает в течение 5-ти дней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Должность</text:p>
            <text:p text:style-name="P48">Дата рождения</text:p>
          </table:table-cell>
          <table:table-cell table:style-name="Таблица1.A1" office:value-type="string">
            <text:p text:style-name="P48">Вывести данные о самом молодом и самом старом работниках.</text:p>
            <text:p text:style-name="P48">Примечание: таких работников может быть несколько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Наименование</text:p>
            <text:p text:style-name="P48">Срок годности (конечная дата)</text:p>
            <text:p text:style-name="P48">Цена</text:p>
            <text:p text:style-name="P48">Количество</text:p>
          </table:table-cell>
          <table:table-cell table:style-name="Таблица1.A1" office:value-type="string">
            <text:p text:style-name="P48">Вывести сведения о товарах и их общую стоимость, срок годности которых истечет не менее, чем через год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Госномер</text:p>
            <text:p text:style-name="P48">Модель</text:p>
            <text:p text:style-name="P48">Грузоподъемность</text:p>
          </table:table-cell>
          <table:table-cell table:style-name="Таблица1.A1" office:value-type="string">
            <text:p text:style-name="P48">Вывести сведения о машинах, имеющих грузоподъемность выше средней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Должность</text:p>
            <text:p text:style-name="P48">Дата приема на работу</text:p>
          </table:table-cell>
          <table:table-cell table:style-name="Таблица1.A1" office:value-type="string">
            <text:p text:style-name="P48">Вывести сведения о работниках, стаж которых превышает 10 лет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№ поезда</text:p>
            <text:p text:style-name="P48">Направление</text:p>
            <text:p text:style-name="P48">Дата и время отправления</text:p>
            <text:p text:style-name="P48">Дата и время прибытия</text:p>
          </table:table-cell>
          <table:table-cell table:style-name="Таблица1.A1" office:value-type="string">
            <text:p text:style-name="P48">Вывести данные о поездах, пребывающих в пути более суток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ФИО</text:p>
            <text:p text:style-name="P48">Должность</text:p>
            <text:p text:style-name="P48">Зарплата</text:p>
            <text:p text:style-name="P48">Дата рождения</text:p>
          </table:table-cell>
          <table:table-cell table:style-name="Таблица1.A1" office:value-type="string">
            <text:p text:style-name="P48">Вывести сведения о работниках, у которых зарплата выше средней и возраст менее 30-ти лет.</text:p>
          </table:table-cell>
        </table:table-row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Госномер</text:p>
            <text:p text:style-name="P48">Модель</text:p>
            <text:p text:style-name="P48">Грузоподъемность</text:p>
            <text:p text:style-name="P48">Дата регистрации</text:p>
          </table:table-cell>
          <table:table-cell table:style-name="Таблица1.A1" office:value-type="string">
            <text:p text:style-name="P48">Вывести сведения о машинах, зарегистрированных менее 3 лет назад и имеющих грузоподъемность более 5-х тонн.</text:p>
          </table:table-cell>
        </table:table-row>
        <text:soft-page-break/>
        <table:table-row table:style-name="Таблица1.1">
          <table:table-cell table:style-name="Таблица1.A1" office:value-type="string">
            <text:list text:continue-numbering="true" text:style-name="WWNum4">
              <text:list-item>
                <text:p text:style-name="P49"/>
              </text:list-item>
            </text:list>
          </table:table-cell>
          <table:table-cell table:style-name="Таблица1.A1" office:value-type="string">
            <text:p text:style-name="P48">Наименование</text:p>
            <text:p text:style-name="P48">Цена</text:p>
            <text:p text:style-name="P48">Дата производства</text:p>
            <text:p text:style-name="P48">Срок годности в сутках</text:p>
            <text:p text:style-name="P48">Количество</text:p>
            <text:p text:style-name="P48">Вес</text:p>
          </table:table-cell>
          <table:table-cell table:style-name="Таблица1.A1" office:value-type="string">
            <text:p text:style-name="P48">Вывести сведения о всех просроченных товарах, их общую стоимость и вес.</text:p>
          </table:table-cell>
        </table:table-row>
      </table:table>
      <text:p text:style-name="P40"/>
      <text:h text:style-name="P34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51:56.070759482</meta:creation-date>
    <meta:editing-duration>PT1H49M19S</meta:editing-duration>
    <meta:editing-cycles>10</meta:editing-cycles>
    <meta:generator>LibreOffice/7.6.5.2$Linux_X86_64 LibreOffice_project/60$Build-2</meta:generator>
    <dc:title>Реферат ГОСТ</dc:title>
    <dc:date>2024-02-29T23:07:13.556922275</dc:date>
    <meta:document-statistic meta:table-count="1" meta:image-count="0" meta:object-count="0" meta:page-count="6" meta:paragraph-count="182" meta:word-count="744" meta:character-count="5070" meta:non-whitespace-character-count="4512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